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left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1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1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1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1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1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11_7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RDT</text:span><text:span text:style-name="T1_2"><text:s/></text:span><text:span text:style-name="T1_3">Feature</text:span><text:span text:style-name="T1_4"><text:s/></text:span><text:span text:style-name="T1_5">List</text:span></text:p>
      <text:p text:style-name="P2"/>
      <text:p text:style-name="P3"/>
      <text:list text:style-name="LS1" xml:id="list0">
        <text:list-item>
          <text:p text:style-name="P4"><text:span text:style-name="T4_1">A</text:span><text:span text:style-name="T4_2"><text:s/></text:span><text:span text:style-name="T4_3">user</text:span><text:span text:style-name="T4_4"><text:s/></text:span><text:span text:style-name="T4_5">can</text:span><text:span text:style-name="T4_6"><text:s/></text:span><text:span text:style-name="T4_7">upload</text:span><text:span text:style-name="T4_8"><text:s/></text:span><text:span text:style-name="T4_9">an</text:span><text:span text:style-name="T4_10"><text:s/></text:span><text:span text:style-name="T4_11">RDT</text:span><text:span text:style-name="T4_12"><text:s/></text:span><text:span text:style-name="T4_13">to</text:span><text:span text:style-name="T4_14"><text:s/></text:span><text:span text:style-name="T4_15">the</text:span><text:span text:style-name="T4_16"><text:s/></text:span><text:span text:style-name="T4_17">server</text:span></text:p>
        </text:list-item>
        <text:list-item>
          <text:p text:style-name="P5"><text:span text:style-name="T5_1">A</text:span><text:span text:style-name="T5_2"><text:s/></text:span><text:span text:style-name="T5_3">user</text:span><text:span text:style-name="T5_4"><text:s/></text:span><text:span text:style-name="T5_5">can</text:span><text:span text:style-name="T5_6"><text:s/></text:span><text:span text:style-name="T5_7">associate</text:span><text:span text:style-name="T5_8"><text:s/></text:span><text:span text:style-name="T5_9">a</text:span><text:span text:style-name="T5_10"><text:s/></text:span><text:span text:style-name="T5_11">specific</text:span><text:span text:style-name="T5_12"><text:s/></text:span><text:span text:style-name="T5_13">RDT</text:span><text:span text:style-name="T5_14"><text:s/></text:span><text:span text:style-name="T5_15">to</text:span><text:span text:style-name="T5_16"><text:s/></text:span><text:span text:style-name="T5_17">a</text:span><text:span text:style-name="T5_18"><text:s/></text:span><text:span text:style-name="T5_19">device</text:span></text:p>
        </text:list-item>
        <text:list-item>
          <text:p text:style-name="P6"><text:span text:style-name="T6_1">Run</text:span><text:span text:style-name="T6_2"><text:s/></text:span><text:span text:style-name="T6_3">an</text:span><text:span text:style-name="T6_4"><text:s/></text:span><text:span text:style-name="T6_5">uploaded</text:span><text:span text:style-name="T6_6"><text:s/></text:span><text:span text:style-name="T6_7">RDT</text:span><text:span text:style-name="T6_8"><text:s/></text:span><text:span text:style-name="T6_9">contained</text:span><text:span text:style-name="T6_10"><text:s/></text:span><text:span text:style-name="T6_11">with</text:span><text:span text:style-name="T6_12"><text:s/></text:span><text:span text:style-name="T6_13">an</text:span><text:span text:style-name="T6_14"><text:s/></text:span><text:span text:style-name="T6_15">application</text:span><text:span text:style-name="T6_16"><text:s/></text:span><text:span text:style-name="T6_17">on</text:span><text:span text:style-name="T6_18"><text:s/></text:span><text:span text:style-name="T6_19">a</text:span><text:span text:style-name="T6_20"><text:s/></text:span><text:span text:style-name="T6_21">device</text:span></text:p>
        </text:list-item>
      </text:list>
      <text:p text:style-name="P7"/>
      <text:p text:style-name="P8"/>
      <text:p text:style-name="P9"/>
      <text:p text:style-name="P10"/>
      <text:p text:style-name="P11"><text:span text:style-name="T11_1">Application</text:span><text:span text:style-name="T11_2"><text:s/>(</text:span><text:span text:style-name="T11_3">bundle</text:span><text:span text:style-name="T11_4">)<text:s/></text:span><text:span text:style-name="T11_5">Feature</text:span><text:span text:style-name="T11_6"><text:s/></text:span><text:span text:style-name="T11_7">List</text:span></text:p>
      <text:p text:style-name="P12"/>
      <text:p text:style-name="P13"/>
      <text:list text:style-name="LS2" xml:id="list3">
        <text:list-item>
          <text:p text:style-name="P14"><text:span text:style-name="T14_1">A</text:span><text:span text:style-name="T14_2"><text:s/></text:span><text:span text:style-name="T14_3">user</text:span><text:span text:style-name="T14_4"><text:s/></text:span><text:span text:style-name="T14_5">can</text:span><text:span text:style-name="T14_6"><text:s/></text:span><text:span text:style-name="T14_7">upload</text:span><text:span text:style-name="T14_8"><text:s/></text:span><text:span text:style-name="T14_9">an</text:span><text:span text:style-name="T14_10"><text:s/></text:span><text:span text:style-name="T14_11">application</text:span><text:span text:style-name="T14_12"><text:s/></text:span><text:span text:style-name="T14_13">bundle</text:span><text:span text:style-name="T14_14"><text:s/></text:span><text:span text:style-name="T14_15">to</text:span><text:span text:style-name="T14_16"><text:s/></text:span><text:span text:style-name="T14_17">the</text:span><text:span text:style-name="T14_18"><text:s/></text:span><text:span text:style-name="T14_19">server</text:span></text:p>
        </text:list-item>
        <text:list-item>
          <text:p text:style-name="P15"><text:span text:style-name="T15_1">A</text:span><text:span text:style-name="T15_2"><text:s/></text:span><text:span text:style-name="T15_3">user</text:span><text:span text:style-name="T15_4"><text:s/></text:span><text:span text:style-name="T15_5">can</text:span><text:span text:style-name="T15_6"><text:s/></text:span><text:span text:style-name="T15_7">deploy</text:span><text:span text:style-name="T15_8"><text:s/></text:span><text:span text:style-name="T15_9">an</text:span><text:span text:style-name="T15_10"><text:s/></text:span><text:span text:style-name="T15_11">application</text:span><text:span text:style-name="T15_12"><text:s/></text:span><text:span text:style-name="T15_13">bundle</text:span><text:span text:style-name="T15_14"><text:s/></text:span><text:span text:style-name="T15_15">to</text:span><text:span text:style-name="T15_16"><text:s/></text:span><text:span text:style-name="T15_17">a</text:span><text:span text:style-name="T15_18"><text:s/></text:span><text:span text:style-name="T15_19">device</text:span></text:p>
        </text:list-item>
        <text:list-item>
          <text:p text:style-name="P16"><text:span text:style-name="T16_1">An</text:span><text:span text:style-name="T16_2"><text:s/></text:span><text:span text:style-name="T16_3">application</text:span><text:span text:style-name="T16_4"><text:s/></text:span><text:span text:style-name="T16_5">bundle</text:span><text:span text:style-name="T16_6"><text:s/></text:span><text:span text:style-name="T16_7">can</text:span><text:span text:style-name="T16_8"><text:s/></text:span><text:span text:style-name="T16_9">be</text:span><text:span text:style-name="T16_10"><text:s/></text:span><text:span text:style-name="T16_11">run</text:span><text:span text:style-name="T16_12"><text:s/></text:span><text:span text:style-name="T16_13">from</text:span><text:span text:style-name="T16_14"><text:s/></text:span><text:span text:style-name="T16_15">a</text:span><text:span text:style-name="T16_16"><text:s/></text:span><text:span text:style-name="T16_17">deployed</text:span><text:span text:style-name="T16_18"><text:s/></text:span><text:span text:style-name="T16_19">device</text:span></text:p>
        </text:list-item>
      </text:list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